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4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style-name="Italic" style:font-family-generic="roman" style:font-pitch="variable"/>
    </style:style>
    <style:style style:name="T2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3" style:family="text">
      <style:text-properties style:text-position="sub 58%" fo:font-family="'Times New Roman'" style:font-style-name="Italic" style:font-family-generic="roman" style:font-pitch="variable"/>
    </style:style>
    <style:style style:name="T4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5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fo:font-family="'Times New Roman'" style:font-style-name="Italic" style:font-family-generic="roman" style:font-pitch="variable" fo:font-size="11pt" style:font-size-asian="11pt" style:font-size-complex="11pt"/>
    </style:style>
    <style:style style:name="T7" style:family="text">
      <style:text-properties style:text-position="sub 58%" fo:font-family="'Times New Roman'" style:font-style-name="Italic" style:font-family-generic="roman" style:font-pitch="variable" fo:font-size="11pt" style:font-size-asian="11pt" style:font-size-complex="11pt"/>
    </style:style>
    <style:style style:name="T8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9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89cm" svg:height="2.589cm" svg:x="3.45cm" svg:y="1cm">
          <text:p text:style-name="P1"><text:span text:style-name="T1">I</text:span><text:span text:style-name="T2">NxN</text:span></text:p>
        </draw:rect>
        <draw:rect draw:style-name="gr1" draw:text-style-name="P2" draw:layer="layout" svg:width="2.585cm" svg:height="2.589cm" svg:x="8.893cm" svg:y="1cm">
          <text:p text:style-name="P1"><text:span text:style-name="T1">...</text:span></text:p>
        </draw:rect>
        <draw:rect draw:style-name="gr1" draw:text-style-name="P2" draw:layer="layout" svg:width="2.59cm" svg:height="2.589cm" svg:x="6.169cm" svg:y="1cm">
          <text:p text:style-name="P1"><text:span text:style-name="T1">I</text:span><text:span text:style-name="T2">NxN</text:span></text:p>
        </draw:rect>
        <draw:rect draw:style-name="gr1" draw:text-style-name="P2" draw:layer="layout" svg:width="2.588cm" svg:height="2.589cm" svg:x="11.608cm" svg:y="1cm">
          <text:p text:style-name="P1"><text:span text:style-name="T1">I</text:span><text:span text:style-name="T2">NxN</text:span></text:p>
        </draw:rect>
        <draw:rect draw:style-name="gr1" draw:text-style-name="P2" draw:layer="layout" svg:width="10.747cm" svg:height="10.747cm" svg:x="3.45cm" svg:y="3.714cm">
          <text:p text:style-name="P1"><text:span text:style-name="T1">I</text:span><text:span text:style-name="T3">M</text:span><text:span text:style-name="T4">NxMN</text:span><text:span text:style-name="T5"> </text:span></text:p>
        </draw:rect>
        <draw:rect draw:style-name="gr1" draw:text-style-name="P3" draw:layer="layout" svg:width="2.589cm" svg:height="4.505cm" svg:x="3.45cm" svg:y="14.595cm">
          <text:p text:style-name="P1"><text:span text:style-name="T6">p</text:span><text:span text:style-name="T7">1, 1</text:span><text:span text:style-name="T6"> p</text:span><text:span text:style-name="T7">1, 2</text:span><text:span text:style-name="T6"> … p</text:span><text:span text:style-name="T7">1,N</text:span></text:p>
          <text:p text:style-name="P1"><text:span text:style-name="T6">0 0 0 … 0</text:span></text:p>
          <text:p text:style-name="P1"><text:span text:style-name="T6">…</text:span></text:p>
          <text:p text:style-name="P1"><text:span text:style-name="T6">0 0 0 … 0</text:span></text:p>
        </draw:rect>
        <draw:rect draw:style-name="gr1" draw:text-style-name="P3" draw:layer="layout" svg:width="2.59cm" svg:height="4.505cm" svg:x="6.169cm" svg:y="14.595cm">
          <text:p text:style-name="P1"><text:span text:style-name="T6">0 0 0 … 0</text:span></text:p>
          <text:p text:style-name="P1"><text:span text:style-name="T6">p</text:span><text:span text:style-name="T7">2, 1</text:span><text:span text:style-name="T6"> p</text:span><text:span text:style-name="T7">2, 2</text:span><text:span text:style-name="T6"> … p</text:span><text:span text:style-name="T7">2,N</text:span></text:p>
          <text:p text:style-name="P1"><text:span text:style-name="T6">…</text:span></text:p>
          <text:p text:style-name="P1"><text:span text:style-name="T6">0 0 0 … 0</text:span></text:p>
        </draw:rect>
        <draw:rect draw:style-name="gr1" draw:text-style-name="P3" draw:layer="layout" svg:width="2.589cm" svg:height="4.505cm" svg:x="11.608cm" svg:y="14.595cm">
          <text:p text:style-name="P1"><text:span text:style-name="T6">0 0 0 … 0</text:span></text:p>
          <text:p text:style-name="P1"><text:span text:style-name="T6">0 0 0 … 0</text:span></text:p>
          <text:p text:style-name="P1"><text:span text:style-name="T6">…</text:span></text:p>
          <text:p text:style-name="P1"><text:span text:style-name="T6">p</text:span><text:span text:style-name="T7">M, 1</text:span><text:span text:style-name="T6"> p</text:span><text:span text:style-name="T7">M, 2</text:span><text:span text:style-name="T6"> … p</text:span><text:span text:style-name="T7">M,N</text:span></text:p>
        </draw:rect>
        <draw:rect draw:style-name="gr1" draw:text-style-name="P3" draw:layer="layout" svg:width="2.585cm" svg:height="4.505cm" svg:x="8.893cm" svg:y="14.595cm">
          <text:p text:style-name="P1"><text:span text:style-name="T8">...</text:span></text:p>
        </draw:rect>
        <draw:frame draw:style-name="gr2" draw:text-style-name="P4" draw:layer="layout" svg:width="3.932cm" svg:height="2.071cm" svg:x="1.2cm" svg:y="9.287cm">
          <draw:text-box>
            <text:p><text:span text:style-name="T9">A = </text:span></text:p>
          </draw:text-box>
        </draw:frame>
        <draw:rect draw:style-name="gr1" draw:text-style-name="P2" draw:layer="layout" svg:width="1.152cm" svg:height="2.589cm" svg:x="16.767cm" svg:y="1cm">
          <text:p text:style-name="P1"><text:span text:style-name="T1">r</text:span></text:p>
        </draw:rect>
        <draw:rect draw:style-name="gr1" draw:text-style-name="P2" draw:layer="layout" svg:width="1.152cm" svg:height="10.746cm" svg:x="16.767cm" svg:y="3.719cm">
          <text:p text:style-name="P1"><text:span text:style-name="T1">m</text:span></text:p>
        </draw:rect>
        <draw:rect draw:style-name="gr1" draw:text-style-name="P2" draw:layer="layout" svg:width="1.166cm" svg:height="4.505cm" svg:x="16.753cm" svg:y="14.595cm">
          <text:p text:style-name="P1"><text:span text:style-name="T1">v</text:span></text:p>
        </draw:rect>
        <draw:frame draw:style-name="gr2" draw:text-style-name="P4" draw:layer="layout" svg:width="3.932cm" svg:height="2.071cm" svg:x="14.796cm" svg:y="9.287cm">
          <draw:text-box>
            <text:p><text:span text:style-name="T9">b =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1T15:23:42</dc:date>
    <dc:creator>Gianfranco Cecconi</dc:creator>
    <meta:editing-duration>PT1H2M25S</meta:editing-duration>
    <meta:editing-cycles>21</meta:editing-cycles>
    <meta:generator>OpenOffice/4.1.0$Unix OpenOffice.org_project/410m18$Build-9764</meta:generator>
    <meta:document-statistic meta:object-count="14"/>
  </office:meta>
</office:document-meta>
</file>